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Text_20_body">
      <style:text-properties officeooo:rsid="001717b0" officeooo:paragraph-rsid="001717b0"/>
    </style:style>
    <style:style style:name="P10" style:family="paragraph" style:parent-style-name="Text_20_body">
      <style:text-properties officeooo:rsid="0019e5aa" officeooo:paragraph-rsid="0019e5aa"/>
    </style:style>
    <style:style style:name="P11" style:family="paragraph" style:parent-style-name="Text_20_body">
      <style:text-properties officeooo:rsid="001bcb1b" officeooo:paragraph-rsid="001bcb1b"/>
    </style:style>
    <style:style style:name="P12" style:family="paragraph" style:parent-style-name="Text_20_body">
      <style:text-properties officeooo:rsid="001bde35" officeooo:paragraph-rsid="001bde35"/>
    </style:style>
    <style:style style:name="P13" style:family="paragraph" style:parent-style-name="Text_20_body">
      <style:text-properties officeooo:rsid="001cc46d" officeooo:paragraph-rsid="001cc46d"/>
    </style:style>
    <style:style style:name="P14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  <style:style style:name="T3" style:family="text">
      <style:text-properties officeooo:rsid="001cc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14" text:outline-level="1"><text:span text:style-name="T2">Slide 7</text:span></text:h>
      <text:p text:style-name="P7"><text:span text:style-name="T2">S</text:span>o there was a giant steps for men kind, in 18 years.</text:p>
      <text:p text:style-name="P7"/>
      <text:h text:style-name="Heading_20_1" text:outline-level="1">Slide 8</text:h>
      <text:p text:style-name="P9">So in order to go from 1995 to 2013, we needed a language to do it. You may call it Javascript, JScript, ActionScript, but the standard is located at Ecma, while the implementation is varied. </text:p>
      <text:p text:style-name="P2"/>
      <text:h text:style-name="Heading_20_1" text:outline-level="1">Slide 9</text:h>
      <text:p text:style-name="P10">Let's talk about the new Syntax</text:p>
      <text:p text:style-name="P10"/>
      <text:h text:style-name="Heading_20_1" text:outline-level="1">Slide 10</text:h>
      <text:p text:style-name="P11">The <text:span text:style-name="T1">let</text:span> keyword.</text:p>
      <text:p text:style-name="P11">It's like the <text:span text:style-name="T1">var</text:span> keyword, but act a bit different regarding blocks and scopes.</text:p>
      <text:p text:style-name="P10"/>
      <text:p text:style-name="P12">At the example, we <text:span text:style-name="T3">keep the value of “5” on the six cell.</text:span></text:p>
      <text:p text:style-name="P13">If we used “<text:span text:style-name="T1">j</text:span>” as <text:span text:style-name="T1">var</text:span>, it would give the last value of the loop.</text:p>
      <text:p text:style-name="P13">So <text:span text:style-name="T1">let</text:span>, is actually saving the value on the scope itself it was used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2:28:07.330780982</dc:date>
    <meta:editing-duration>PT1H30M44S</meta:editing-duration>
    <meta:editing-cycles>16</meta:editing-cycles>
    <meta:document-statistic meta:table-count="0" meta:image-count="0" meta:object-count="0" meta:page-count="2" meta:paragraph-count="30" meta:word-count="301" meta:character-count="1502" meta:non-whitespace-character-count="1228"/>
  </office:meta>
</office:document-meta>
</file>